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58e06" officeooo:paragraph-rsid="00158e06" style:font-size-asian="12.25pt" style:font-size-complex="14pt"/>
    </style:style>
    <style:style style:name="P2" style:family="paragraph" style:parent-style-name="Standard">
      <style:text-properties fo:font-size="14pt" fo:font-weight="bold" officeooo:rsid="00158e06" officeooo:paragraph-rsid="00158e06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76031" officeooo:paragraph-rsid="00176031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76031" officeooo:paragraph-rsid="0017a4d3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7a4d3" officeooo:paragraph-rsid="0017a4d3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officeooo:rsid="0017a4d3" officeooo:paragraph-rsid="0017a4d3" style:font-size-asian="12.25pt" style:font-weight-asian="normal" style:font-size-complex="14pt" style:font-weight-complex="normal"/>
    </style:style>
    <style:style style:name="T1" style:family="text">
      <style:text-properties officeooo:rsid="001760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6031" style:font-weight-asian="bold" style:font-weight-complex="bold"/>
    </style:style>
    <style:style style:name="T4" style:family="text">
      <style:text-properties officeooo:rsid="0017a4d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ded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603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inat Iamaev</text:p>
      <text:p text:style-name="P1">phone: +358 466 26 98 92</text:p>
      <text:p text:style-name="P1">github.com/rinatiamaev</text:p>
      <text:p text:style-name="P1">----------------------------------------------------------</text:p>
      <text:p text:style-name="P1">Position: C++ Developer / Frontend Developer (React)</text:p>
      <text:p text:style-name="P1">----------------------------------------------------------</text:p>
      <text:p text:style-name="P1">A student at HIVE Helsinki, actively advancing in systems programming and web development. Experienced with C++, React, as well Docker and Git. Involved in real-world project, including developing a custom program for designing stamps and seals for the service <text:span text:style-name="T7">bi</text:span><text:span text:style-name="T8">s</text:span><text:span text:style-name="T7">tropechati.ru/</text:span><text:span text:style-name="T8">bp.html.</text:span></text:p>
      <text:p text:style-name="P3">Seeking opportunities to apply my skills in innovative team, solve complex challenges, and deepen my technical expertise.</text:p>
      <text:p text:style-name="P3">----------------------------------------------------------</text:p>
      <text:p text:style-name="P3"/>
      <text:p text:style-name="P3">Programming Languages: C++, JavaScript (React)</text:p>
      <text:p text:style-name="P3">Development tools: Git, Docker</text:p>
      <text:p text:style-name="P3">Frameworks and Libraries: React, Node.js</text:p>
      <text:p text:style-name="P3">Containerization: Docker</text:p>
      <text:p text:style-name="P3">Version Control: Git</text:p>
      <text:p text:style-name="P3">---------------------------------------------------------</text:p>
      <text:p text:style-name="P3"><text:span text:style-name="T5">HIVE Helsinki</text:span></text:p>
      <text:p text:style-name="P3"><text:span text:style-name="T4">Specialization: </text:span>Programming, teamwork, project-based learning</text:p>
      <text:p text:style-name="P3">2024 – present</text:p>
      <text:p text:style-name="P3"><text:span text:style-name="T5">Izhevsk technical university</text:span> </text:p>
      <text:p text:style-name="P3">Mechanical Engineer, <text:span text:style-name="T4">Master`s Degree</text:span></text:p>
      <text:p text:style-name="P3">2003 – 2009</text:p>
      <text:p text:style-name="P4"><text:span text:style-name="T5">Izhevsk technical university</text:span> </text:p>
      <text:p text:style-name="P5">Business Managment, <text:span text:style-name="T1"><text:s/></text:span>Master`s Degree</text:p>
      <text:p text:style-name="P5">2006 – 2010 </text:p>
      <text:p text:style-name="P5">---------------------------------------------------------</text:p>
      <text:p text:style-name="P5">Project</text:p>
      <text:p text:style-name="P5">Stamp and Seal Creation Program (bistropechati.ru/bp.html)</text:p>
      <text:list xml:id="list3143234729" text:style-name="L1">
        <text:list-item>
          <text:p text:style-name="P6">Developed a progrm for offline stamp and seal designer, enabling users to create and edit desingns</text:p>
        </text:list-item>
        <text:list-item>
          <text:p text:style-name="P6">Utilized C++ for graphics and editor logic.</text:p>
        </text:list-item>
        <text:list-item>
          <text:p text:style-name="P6">Creating web-site for project.</text:p>
        </text:list-item>
      </text:list>
      <text:p text:style-name="P5">---------------------------------------------------------</text:p>
      <text:p text:style-name="P5">Soft-skills:</text:p>
      <text:p text:style-name="P5">responsible, proactive, self-motivated, and committed to professional growth. Effective in team environments, respect<text:span text:style-name="T6">ive to constructive feedback, and open to new ideas and solu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0:08:14.735212931</meta:creation-date>
    <dc:date>2024-10-30T10:45:17.046772988</dc:date>
    <meta:editing-duration>PT5M50S</meta:editing-duration>
    <meta:editing-cycles>1</meta:editing-cycles>
    <meta:document-statistic meta:table-count="0" meta:image-count="0" meta:object-count="0" meta:page-count="1" meta:paragraph-count="33" meta:word-count="186" meta:character-count="1697" meta:non-whitespace-character-count="1540"/>
    <meta:generator>LibreOffice/7.3.7.2$Linux_X86_64 LibreOffice_project/30$Build-2</meta:generator>
  </office:meta>
</office:document-meta>
</file>